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9b962" style:font-size-asian="7.5pt" style:font-size-complex="7.5pt"/>
    </style:style>
    <style:style style:name="P2" style:family="paragraph" style:parent-style-name="Standard">
      <style:paragraph-properties fo:text-align="start" style:justify-single-word="false"/>
      <style:text-properties style:font-name="DejaVu Serif" fo:font-size="7.5pt" officeooo:rsid="001f0f78" officeooo:paragraph-rsid="002be86b" style:font-size-asian="7.5pt" style:font-size-complex="7.5pt"/>
    </style:style>
    <style:style style:name="P3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b962" style:font-size-asian="7.5pt" style:font-size-complex="7.5pt"/>
    </style:style>
    <style:style style:name="P4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9f61a" style:font-size-asian="7.5pt" style:font-size-complex="7.5pt"/>
    </style:style>
    <style:style style:name="P5" style:family="paragraph" style:parent-style-name="Standard">
      <style:paragraph-properties fo:text-align="start" style:justify-single-word="false"/>
      <style:text-properties style:font-name="DejaVu Serif" fo:font-size="7.5pt" style:text-underline-style="none" officeooo:rsid="001f0f78" officeooo:paragraph-rsid="002be86b" style:font-size-asian="7.5pt" style:font-size-complex="7.5pt"/>
    </style:style>
    <style:style style:name="P6" style:family="paragraph" style:parent-style-name="Standard">
      <style:paragraph-properties fo:margin-top="0cm" fo:margin-bottom="0.499cm" style:contextual-spacing="false" fo:text-align="start" style:justify-single-word="false"/>
      <style:text-properties style:font-name="DejaVu Serif" fo:font-size="18pt" officeooo:rsid="001f0f78" officeooo:paragraph-rsid="002be86b" style:font-size-asian="18pt" style:font-size-complex="18pt"/>
    </style:style>
    <style:style style:name="P7" style:family="paragraph" style:parent-style-name="Standard">
      <style:paragraph-properties fo:margin-top="0cm" fo:margin-bottom="0.499cm" style:contextual-spacing="false" fo:text-align="start" style:justify-single-word="false" fo:break-before="column"/>
      <style:text-properties style:font-name="DejaVu Serif" fo:font-size="18pt" officeooo:rsid="001f0f78" officeooo:paragraph-rsid="002be86b" style:font-size-asian="18pt" style:font-size-complex="18pt"/>
    </style:style>
    <style:style style:name="T1" style:family="text">
      <style:text-properties officeooo:rsid="001f616d"/>
    </style:style>
    <style:style style:name="T2" style:family="text">
      <style:text-properties fo:font-style="normal" style:text-underline-style="solid" style:text-underline-width="auto" style:text-underline-color="font-color" officeooo:rsid="0029b962" style:font-style-asian="normal" style:font-style-complex="normal"/>
    </style:style>
    <style:style style:name="T3" style:family="text">
      <style:text-properties fo:font-style="normal" style:text-underline-style="solid" style:text-underline-width="auto" style:text-underline-color="font-color" officeooo:rsid="0029f61a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officeooo:rsid="002be86b" style:font-style-asian="normal" style:font-style-complex="normal"/>
    </style:style>
    <style:style style:name="T5" style:family="text">
      <style:text-properties fo:font-style="normal" style:text-underline-style="none" officeooo:rsid="0029b962" style:font-style-asian="normal" style:font-style-complex="normal"/>
    </style:style>
    <style:style style:name="T6" style:family="text">
      <style:text-properties fo:font-style="normal" style:text-underline-style="none" officeooo:rsid="002be86b" style:font-style-asian="normal" style:font-style-complex="normal"/>
    </style:style>
    <style:style style:name="T7" style:family="text">
      <style:text-properties fo:font-style="normal" officeooo:rsid="0029b962" style:font-style-asian="normal" style:font-style-complex="normal"/>
    </style:style>
    <style:style style:name="T8" style:family="text">
      <style:text-properties fo:font-style="normal" officeooo:rsid="0029f61a" style:font-style-asian="normal" style:font-style-complex="normal"/>
    </style:style>
    <style:style style:name="T9" style:family="text">
      <style:text-properties fo:font-style="normal" officeooo:rsid="002be86b" style:font-style-asian="normal" style:font-style-complex="normal"/>
    </style:style>
    <style:style style:name="T10" style:family="text">
      <style:text-properties officeooo:rsid="0029b962"/>
    </style:style>
    <style:style style:name="T11" style:family="text">
      <style:text-properties officeooo:rsid="002be86b"/>
    </style:style>
    <style:style style:name="T12" style:family="text">
      <style:text-properties fo:font-size="7.5pt" fo:font-style="normal" style:text-underline-style="none" officeooo:rsid="002be86b" style:font-size-asian="7.5pt" style:font-style-asian="normal" style:font-size-complex="7.5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1"><text:s/></text:span></text:p>
      <text:p text:style-name="P5"><text:span text:style-name="T9">An OSP workshop<text:line-break/>at Typojanchi 2013<text:line-break/></text:span></text:p>
      <text:p text:style-name="P5"><text:span text:style-name="T9"/></text:p>
      <text:p text:style-name="P5"><text:span text:style-name="T9">— Declutching OCR</text:span></text:p>
      <text:p text:style-name="P5"><text:span text:style-name="T9">— Can we read like machines?</text:span></text:p>
      <text:p text:style-name="P5"><text:span text:style-name="T9">— Protocr</text:span></text:p>
      <text:p text:style-name="P5"><text:span text:style-name="T9"/></text:p>
      <text:p text:style-name="P5"><text:span text:style-name="T9">Or from sentences of Tesseract training documentation</text:span></text:p>
      <text:p text:style-name="P5"><text:span text:style-name="T9">— Character normalization sensitivity prototypes</text:span></text:p>
      <text:p text:style-name="P5"><text:span text:style-name="T9">— Could this output normproto?</text:span></text:p>
      <text:p text:style-name="P5"><text:span text:style-name="T9"/></text:p>
      <text:p text:style-name="P5"><text:span text:style-name="T9">Or 'simply'</text:span></text:p>
      <text:p text:style-name="P5"><text:span text:style-name="T9">— Normprotocr</text:span></text:p>
      <text:p text:style-name="P5"><text:span text:style-name="T9">— Normproto</text:span></text:p>
      <text:p text:style-name="P5"><text:span text:style-name="T9"/></text:p>
      <text:p text:style-name="P5"><text:span text:style-name="T9">Or elsewhere</text:span></text:p>
      <text:p text:style-name="P5"><text:span text:style-name="T9">— Each letter is replaced by a ?</text:span></text:p>
      <text:p text:style-name="P5"><text:span text:style-name="T9">— How little can you get away with?</text:span></text:p>
      <text:p text:style-name="P5"><text:span text:style-name="T9">— Declutching training data</text:span></text:p>
      <text:p text:style-name="P5"><text:span text:style-name="T9">— How little can training data be?</text:span></text:p>
      <text:p text:style-name="P5"><text:span text:style-name="T9">— OCR training data</text:span></text:p>
      <text:p text:style-name="P5"><text:span text:style-name="T9">— Training data for OCR</text:span></text:p>
      <text:p text:style-name="P6"><text:span text:style-name="T12">— Can training data be reclaimed?</text:span></text:p>
      <text:p text:style-name="P7"><text:span text:style-name="T11">Titles</text:span></text:p>
      <text:p text:style-name="P5"><text:span text:style-name="T9">Optically Recognizing Characters?</text:span></text:p>
      <text:p text:style-name="P5"><text:span text:style-name="T9">Automating observations?</text:span></text:p>
      <text:p text:style-name="P5"><text:span text:style-name="T9">Human reading machine?</text:span></text:p>
      <text:p text:style-name="P5"><text:span text:style-name="T9"/></text:p>
      <text:p text:style-name="P5"><text:span text:style-name="T9">— Declutching OCR</text:span></text:p>
      <text:p text:style-name="P5"><text:span text:style-name="T9">— Can we read like machines?</text:span></text:p>
      <text:p text:style-name="P5"><text:span text:style-name="T9">— Protocr</text:span></text:p>
      <text:p text:style-name="P5"><text:span text:style-name="T9"/></text:p>
      <text:p text:style-name="P5"><text:span text:style-name="T9">Or from sentences of Tesseract training documentation</text:span></text:p>
      <text:p text:style-name="P5"><text:span text:style-name="T9">— Character normalization sensitivity prototypes</text:span></text:p>
      <text:p text:style-name="P5"><text:span text:style-name="T9">— Could this output normproto?</text:span></text:p>
      <text:p text:style-name="P5"><text:span text:style-name="T9"/></text:p>
      <text:p text:style-name="P5"><text:span text:style-name="T9">Or 'simply'</text:span></text:p>
      <text:p text:style-name="P5"><text:span text:style-name="T9">— Normprotocr</text:span></text:p>
      <text:p text:style-name="P5"><text:span text:style-name="T9">— Normproto</text:span></text:p>
      <text:p text:style-name="P5"><text:span text:style-name="T9"/></text:p>
      <text:p text:style-name="P5"><text:span text:style-name="T9">Or elsewhere</text:span></text:p>
      <text:p text:style-name="P5"><text:span text:style-name="T9">— Each letter is replaced by a ?</text:span></text:p>
      <text:p text:style-name="P5"><text:span text:style-name="T9">— How little can you get away with?</text:span></text:p>
      <text:p text:style-name="P5"><text:span text:style-name="T9">— Declutching training data</text:span></text:p>
      <text:p text:style-name="P5"><text:span text:style-name="T9">— How little can training data be?</text:span></text:p>
      <text:p text:style-name="P5"><text:span text:style-name="T9">— OCR training data</text:span></text:p>
      <text:p text:style-name="P5"><text:span text:style-name="T9">— Training data for OCR</text:span></text:p>
      <text:p text:style-name="P2"><text:span text:style-name="T6">— Can training data be reclaimed?</text:span><text:span text:style-name="T1">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101cm" fo:margin-bottom="4.2cm" fo:margin-left="1.499cm" fo:margin-right="3cm" style:shadow="none" fo:background-color="transparent" style:writing-mode="lr-tb" style:footnote-max-height="0cm">
        <style:background-image/>
        <style:columns fo:column-count="2">
          <style:column style:rel-width="2920*" fo:start-indent="0cm" fo:end-indent="0.249cm"/>
          <style:column style:rel-width="2920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4T11:43:48</meta:creation-date>
    <meta:generator>LibreOffice/4.0.2.2$Linux_X86_64 LibreOffice_project/400m0$Build-2</meta:generator>
    <dc:date>2013-10-04T12:28:54</dc:date>
    <meta:editing-duration>PT23M32S</meta:editing-duration>
    <meta:editing-cycles>6</meta:editing-cycles>
    <meta:document-statistic meta:table-count="0" meta:image-count="0" meta:object-count="0" meta:page-count="1" meta:paragraph-count="40" meta:word-count="143" meta:character-count="992" meta:non-whitespace-character-count="857"/>
  </office:meta>
</office:document-meta>
</file>